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au1" style:family="table">
      <style:table-properties style:width="17cm" table:align="left"/>
    </style:style>
    <style:style style:name="Tableau1.A" style:family="table-column">
      <style:table-column-properties style:column-width="4.023cm"/>
    </style:style>
    <style:style style:name="Tableau1.B" style:family="table-column">
      <style:table-column-properties style:column-width="12.977cm"/>
    </style:style>
    <style:style style:name="Tableau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1.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1.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au2" style:family="table">
      <style:table-properties style:width="13.709cm" table:align="left"/>
    </style:style>
    <style:style style:name="Tableau2.A" style:family="table-column">
      <style:table-column-properties style:column-width="3.007cm"/>
    </style:style>
    <style:style style:name="Tableau2.B" style:family="table-column">
      <style:table-column-properties style:column-width="1.997cm"/>
    </style:style>
    <style:style style:name="Tableau2.C" style:family="table-column">
      <style:table-column-properties style:column-width="8.705cm"/>
    </style:style>
    <style:style style:name="Tableau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2.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au3" style:family="table">
      <style:table-properties style:width="17cm" table:align="left"/>
    </style:style>
    <style:style style:name="Tableau3.A" style:family="table-column">
      <style:table-column-properties style:column-width="4.277cm"/>
    </style:style>
    <style:style style:name="Tableau3.B" style:family="table-column">
      <style:table-column-properties style:column-width="1.997cm"/>
    </style:style>
    <style:style style:name="Tableau3.C" style:family="table-column">
      <style:table-column-properties style:column-width="10.726cm"/>
    </style:style>
    <style:style style:name="Tableau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3.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3.B6"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au4" style:family="table">
      <style:table-properties style:width="7.938cm" table:align="left"/>
    </style:style>
    <style:style style:name="Tableau4.A" style:family="table-column">
      <style:table-column-properties style:column-width="4.995cm"/>
    </style:style>
    <style:style style:name="Tableau4.B" style:family="table-column">
      <style:table-column-properties style:column-width="2.942cm"/>
    </style:style>
    <style:style style:name="Tableau4.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4.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4.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4.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4.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4.B5"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au5" style:family="table">
      <style:table-properties style:width="17cm" table:align="left"/>
    </style:style>
    <style:style style:name="Tableau5.A" style:family="table-column">
      <style:table-column-properties style:column-width="4.304cm"/>
    </style:style>
    <style:style style:name="Tableau5.B" style:family="table-column">
      <style:table-column-properties style:column-width="12.696cm"/>
    </style:style>
    <style:style style:name="Tableau5.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au5.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au5.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au5.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au5.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au5.B8"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Table_20_Contents">
      <style:paragraph-properties fo:margin-top="0cm" fo:margin-bottom="0.499cm" style:contextual-spacing="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text-properties fo:font-weight="bold"/>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1"/>
    <style:style style:name="T1" style:family="text">
      <style:text-properties fo:font-style="italic"/>
    </style:style>
    <style:style style:name="T2" style:family="text">
      <style:text-properties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chnical Manual: Python Tkinter Password Manager</text:h>
      <text:h text:style-name="Heading_20_3" text:outline-level="3">1.0 Introduction</text:h>
      <text:p text:style-name="Text_20_body">This technical manual provides a comprehensive architectural and functional overview of the Python Tkinter Password Manager. Its primary purpose is to equip developers responsible for the application's maintenance and extension with a detailed understanding of its internal workings.</text:p>
      <text:p text:style-name="Text_20_body">The application is a desktop-based password management solution built using a stack of well-defined Python libraries. The graphical user interface (GUI) is constructed with Tkinter, the standard Python interface to the Tk GUI toolkit. All user and credential data is persisted in a local SQLite database, and security is enforced through the robust <text:span text:style-name="Source_20_Text">cryptography</text:span> library, ensuring that sensitive information is properly protected. This application prioritizes simplicity and local-first data control, deliberately avoiding the complexities of cloud synchronization and server-side infrastructure.</text:p>
      <text:p text:style-name="Text_20_body">This document will dissect the application's architecture module by module, beginning with an overview of the system's structure. We will then delve into the specifics of the data persistence layer, the cryptography and security model, the password policy engine, and finally, the user interface that brings these components together.</text:p>
      <text:h text:style-name="Heading_20_3" text:outline-level="3">2.0 System Architecture Overview</text:h>
      <text:p text:style-name="Text_20_body">Understanding the application's modular architecture is crucial for effective development and maintenance. The system is intentionally designed with a clear separation of concerns, which isolates database interactions, cryptographic operations, password policy enforcement, and user interface logic into distinct, manageable modules. This design enhances code readability, simplifies debugging, and facilitates future enhancements.</text:p>
      <text:p text:style-name="Text_20_body">The following table outlines the core modules and their primary responsibilities within the system.</text:p>
      <table:table table:name="Tableau1" table:style-name="Tableau1">
        <table:table-column table:style-name="Tableau1.A"/>
        <table:table-column table:style-name="Tableau1.B"/>
        <table:table-row>
          <table:table-cell table:style-name="Tableau1.A1" office:value-type="string">
            <text:p text:style-name="P1">Module</text:p>
          </table:table-cell>
          <table:table-cell table:style-name="Tableau1.B1" office:value-type="string">
            <text:p text:style-name="P1">Core Responsibility</text:p>
          </table:table-cell>
        </table:table-row>
        <table:table-row>
          <table:table-cell table:style-name="Tableau1.A2" office:value-type="string">
            <text:p text:style-name="P1"><text:span text:style-name="Source_20_Text">database.py</text:span></text:p>
          </table:table-cell>
          <table:table-cell table:style-name="Tableau1.B2" office:value-type="string">
            <text:p text:style-name="P1">Serves as the data persistence layer, managing all Create, Read, Update, and Delete (CRUD) operations for the SQLite database. It abstracts all SQL queries from the main application.</text:p>
          </table:table-cell>
        </table:table-row>
        <table:table-row>
          <table:table-cell table:style-name="Tableau1.A2" office:value-type="string">
            <text:p text:style-name="P1"><text:span text:style-name="Source_20_Text">crypto_utils.py</text:span></text:p>
          </table:table-cell>
          <table:table-cell table:style-name="Tableau1.B2" office:value-type="string">
            <text:p text:style-name="P1">Handles all cryptographic functions. Its responsibilities include deriving an encryption key from the user's master password and performing symmetric encryption and decryption of credential passwords.</text:p>
          </table:table-cell>
        </table:table-row>
        <table:table-row>
          <table:table-cell table:style-name="Tableau1.A2" office:value-type="string">
            <text:p text:style-name="P1"><text:span text:style-name="Source_20_Text">pswd.py</text:span></text:p>
          </table:table-cell>
          <table:table-cell table:style-name="Tableau1.B2" office:value-type="string">
            <text:p text:style-name="P1">Functions as the password policy and generation engine. It is responsible for validating the strength of new passwords against a set of predefined rules and for generating new, secure passwords on demand.</text:p>
          </table:table-cell>
        </table:table-row>
        <table:table-row>
          <table:table-cell table:style-name="Tableau1.A5" office:value-type="string">
            <text:p text:style-name="P1"><text:span text:style-name="Source_20_Text">main.py</text:span></text:p>
          </table:table-cell>
          <table:table-cell table:style-name="Tableau1.B5" office:value-type="string">
            <text:p text:style-name="P1">Acts as the application's controller and view. It constructs the Tkinter user interface, handles user interactions, and orchestrates calls to the backend <text:soft-page-break/>modules (<text:span text:style-name="Source_20_Text">database</text:span>, <text:span text:style-name="Source_20_Text">crypto_utils</text:span>, <text:span text:style-name="Source_20_Text">pswd</text:span>) to execute application logic.</text:p>
          </table:table-cell>
        </table:table-row>
      </table:table>
      <text:h text:style-name="Heading_20_4" text:outline-level="4">Data Flow: User Login and Password Retrieval</text:h>
      <text:p text:style-name="Text_20_body">To illustrate how these modules interact, consider the data flow for a user logging in and retrieving a stored password:</text:p>
      <text:list text:style-name="L1">
        <text:list-item>
          <text:p text:style-name="P2">The user selects their username from a listbox and enters their master password into the UI, which is managed by <text:span text:style-name="Source_20_Text">main.py</text:span>.</text:p>
        </text:list-item>
        <text:list-item>
          <text:p text:style-name="P2">Upon clicking "Se connecter," the <text:span text:style-name="Source_20_Text">connexion</text:span> function in <text:span text:style-name="Source_20_Text">main.py</text:span> calls <text:span text:style-name="Source_20_Text">database.get_utilisateur</text:span> with the selected username to fetch the corresponding user ID and stored master password hash from the database.</text:p>
        </text:list-item>
        <text:list-item>
          <text:p text:style-name="P2"><text:span text:style-name="Source_20_Text">main.py</text:span> then uses its internal <text:span text:style-name="Source_20_Text">hash_mdp</text:span> utility function, which employs the SHA-256 algorithm, to hash the master password entered by the user.</text:p>
        </text:list-item>
        <text:list-item>
          <text:p text:style-name="P2">This newly generated hash is compared against the hash retrieved from the database. If they match, authentication is successful.</text:p>
        </text:list-item>
        <text:list-item>
          <text:p text:style-name="P2">Upon successful login, the main manager window is displayed.</text:p>
        </text:list-item>
        <text:list-item>
          <text:p text:style-name="P3">When the manager window opens, <text:span text:style-name="Source_20_Text">main.py</text:span> calls <text:span text:style-name="Source_20_Text">database.lister_mots_de_passe</text:span> and then immediately iterates through the results, calling <text:span text:style-name="Source_20_Text">crypto_utils.dechiffrer</text:span> for <text:span text:style-name="T1">every</text:span> entry to populate the listbox display. This preemptive decryption is what allows the passwords to be displayed in the list.</text:p>
        </text:list-item>
      </text:list>
      <text:p text:style-name="Text_20_body">This modular design ensures that UI logic remains separate from data handling and security operations, creating a robust and maintainable system. We will now proceed with a detailed examination of the foundational database layer.</text:p>
      <text:h text:style-name="Heading_20_3" text:outline-level="3">3.0 Data Persistence Layer (<text:span text:style-name="Source_20_Text">database.py</text:span>)</text:h>
      <text:p text:style-name="Text_20_body">The <text:span text:style-name="Source_20_Text">database.py</text:span> module serves as the application's sole interface to the SQLite database file, <text:span text:style-name="Source_20_Text">password_manager.db</text:span>. By centralizing all data access, this module abstracts the underlying SQL operations and provides a clean, function-based API for the rest of the application to consume. This approach ensures consistency in how data is stored and retrieved.</text:p>
      <text:h text:style-name="Heading_20_4" text:outline-level="4">Database Schema</text:h>
      <text:p text:style-name="Text_20_body">The database consists of two primary tables: <text:span text:style-name="Source_20_Text">users</text:span> and <text:span text:style-name="Source_20_Text">passwords</text:span>. Their schemas are detailed below.</text:p>
      <text:p text:style-name="Text_20_body"><text:span text:style-name="T2">Table: </text:span><text:span text:style-name="Source_20_Text"><text:span text:style-name="T2">users</text:span></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 Name</text:p>
          </table:table-cell>
          <table:table-cell table:style-name="Tableau2.B1" office:value-type="string">
            <text:p text:style-name="P1">Data Type</text:p>
          </table:table-cell>
          <table:table-cell table:style-name="Tableau2.B1" office:value-type="string">
            <text:p text:style-name="P1">Description</text:p>
          </table:table-cell>
        </table:table-row>
        <table:table-row>
          <table:table-cell table:style-name="Tableau2.A2" office:value-type="string">
            <text:p text:style-name="P1"><text:span text:style-name="Source_20_Text">id</text:span></text:p>
          </table:table-cell>
          <table:table-cell table:style-name="Tableau2.B2" office:value-type="string">
            <text:p text:style-name="P1">INTEGER</text:p>
          </table:table-cell>
          <table:table-cell table:style-name="Tableau2.B2" office:value-type="string">
            <text:p text:style-name="P1">The primary key for the table, auto-incrementing.</text:p>
          </table:table-cell>
        </table:table-row>
        <table:table-row>
          <table:table-cell table:style-name="Tableau2.A2" office:value-type="string">
            <text:p text:style-name="P1"><text:span text:style-name="Source_20_Text">username</text:span></text:p>
          </table:table-cell>
          <table:table-cell table:style-name="Tableau2.B2" office:value-type="string">
            <text:p text:style-name="P1">TEXT</text:p>
          </table:table-cell>
          <table:table-cell table:style-name="Tableau2.B2" office:value-type="string">
            <text:p text:style-name="P1">The unique username for the account.</text:p>
          </table:table-cell>
        </table:table-row>
        <table:table-row>
          <table:table-cell table:style-name="Tableau2.A4" office:value-type="string">
            <text:p text:style-name="P1"><text:span text:style-name="Source_20_Text">master_hash</text:span></text:p>
          </table:table-cell>
          <table:table-cell table:style-name="Tableau2.B4" office:value-type="string">
            <text:p text:style-name="P1">TEXT</text:p>
          </table:table-cell>
          <table:table-cell table:style-name="Tableau2.B4" office:value-type="string">
            <text:p text:style-name="P1">The SHA-256 hash of the user's master password.</text:p>
          </table:table-cell>
        </table:table-row>
      </table:table>
      <text:p text:style-name="Text_20_body"><text:soft-page-break/><text:span text:style-name="T2">Table: </text:span><text:span text:style-name="Source_20_Text"><text:span text:style-name="T2">passwords</text:span></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1">Column Name</text:p>
          </table:table-cell>
          <table:table-cell table:style-name="Tableau3.B1" office:value-type="string">
            <text:p text:style-name="P1">Data Type</text:p>
          </table:table-cell>
          <table:table-cell table:style-name="Tableau3.B1" office:value-type="string">
            <text:p text:style-name="P1">Description</text:p>
          </table:table-cell>
        </table:table-row>
        <table:table-row>
          <table:table-cell table:style-name="Tableau3.A2" office:value-type="string">
            <text:p text:style-name="P1"><text:span text:style-name="Source_20_Text">id</text:span></text:p>
          </table:table-cell>
          <table:table-cell table:style-name="Tableau3.B2" office:value-type="string">
            <text:p text:style-name="P1">INTEGER</text:p>
          </table:table-cell>
          <table:table-cell table:style-name="Tableau3.B2" office:value-type="string">
            <text:p text:style-name="P1">The primary key for the table, auto-incrementing.</text:p>
          </table:table-cell>
        </table:table-row>
        <table:table-row>
          <table:table-cell table:style-name="Tableau3.A2" office:value-type="string">
            <text:p text:style-name="P1"><text:span text:style-name="Source_20_Text">user_id</text:span></text:p>
          </table:table-cell>
          <table:table-cell table:style-name="Tableau3.B2" office:value-type="string">
            <text:p text:style-name="P1">INTEGER</text:p>
          </table:table-cell>
          <table:table-cell table:style-name="Tableau3.B2" office:value-type="string">
            <text:p text:style-name="P1">A foreign key that references the <text:span text:style-name="Source_20_Text">id</text:span> column in the <text:span text:style-name="Source_20_Text">users</text:span> table, linking the password to a specific user.</text:p>
          </table:table-cell>
        </table:table-row>
        <table:table-row>
          <table:table-cell table:style-name="Tableau3.A2" office:value-type="string">
            <text:p text:style-name="P1"><text:span text:style-name="Source_20_Text">site</text:span></text:p>
          </table:table-cell>
          <table:table-cell table:style-name="Tableau3.B2" office:value-type="string">
            <text:p text:style-name="P1">TEXT</text:p>
          </table:table-cell>
          <table:table-cell table:style-name="Tableau3.B2" office:value-type="string">
            <text:p text:style-name="P1">The website or service associated with the credential (e.g., "google.com").</text:p>
          </table:table-cell>
        </table:table-row>
        <table:table-row>
          <table:table-cell table:style-name="Tableau3.A2" office:value-type="string">
            <text:p text:style-name="P1"><text:span text:style-name="Source_20_Text">identifiant</text:span></text:p>
          </table:table-cell>
          <table:table-cell table:style-name="Tableau3.B2" office:value-type="string">
            <text:p text:style-name="P1">TEXT</text:p>
          </table:table-cell>
          <table:table-cell table:style-name="Tableau3.B2" office:value-type="string">
            <text:p text:style-name="P1">The username or email for the associated site.</text:p>
          </table:table-cell>
        </table:table-row>
        <table:table-row>
          <table:table-cell table:style-name="Tableau3.A6" office:value-type="string">
            <text:p text:style-name="P1"><text:span text:style-name="Source_20_Text">password_chiffre</text:span></text:p>
          </table:table-cell>
          <table:table-cell table:style-name="Tableau3.B6" office:value-type="string">
            <text:p text:style-name="P1">TEXT</text:p>
          </table:table-cell>
          <table:table-cell table:style-name="Tableau3.B6" office:value-type="string">
            <text:p text:style-name="P1">The user's password for the site, stored in an encrypted format.</text:p>
          </table:table-cell>
        </table:table-row>
      </table:table>
      <text:h text:style-name="Heading_20_4" text:outline-level="4">Functionality Analysis</text:h>
      <text:p text:style-name="Text_20_body">The functions within this module can be logically grouped into user and password management categories.</text:p>
      <text:p text:style-name="P4">Schema and Initialization</text:p>
      <text:list text:style-name="L2">
        <text:list-item>
          <text:p text:style-name="P5"><text:span text:style-name="Source_20_Text"><text:span text:style-name="T2">init_db()</text:span></text:span>: This function is called on application startup to ensure the database file and the necessary <text:span text:style-name="Source_20_Text">users</text:span> and <text:span text:style-name="Source_20_Text">passwords</text:span> tables exist. It creates them if they are not already present.</text:p>
        </text:list-item>
      </text:list>
      <text:p text:style-name="P4">User Management</text:p>
      <text:list text:style-name="L3">
        <text:list-item>
          <text:p text:style-name="P6"><text:span text:style-name="Source_20_Text"><text:span text:style-name="T2">lister_utilisateurs()</text:span></text:span>: Retrieves and returns a list of all usernames from the <text:span text:style-name="Source_20_Text">users</text:span> table, sorted alphabetically. This is used to populate the user selection listbox on the login screen.</text:p>
        </text:list-item>
        <text:list-item>
          <text:p text:style-name="P6"><text:span text:style-name="Source_20_Text"><text:span text:style-name="T2">get_utilisateur(username)</text:span></text:span>: Takes a username as input and returns a tuple containing the user's <text:span text:style-name="Source_20_Text">id</text:span> and <text:span text:style-name="Source_20_Text">master_hash</text:span>. This function is critical for the login authentication process, providing the stored hash for comparison. It returns <text:span text:style-name="Source_20_Text">None</text:span> if the user does not exist.</text:p>
        </text:list-item>
        <text:list-item>
          <text:p text:style-name="P7"><text:span text:style-name="Source_20_Text"><text:span text:style-name="T2">creer_utilisateur(username, master_hash)</text:span></text:span>: Inserts a new record into the <text:span text:style-name="Source_20_Text">users</text:span> table with the provided username and master password hash. This is used during the new user registration flow.</text:p>
        </text:list-item>
      </text:list>
      <text:p text:style-name="P4">Password Management</text:p>
      <text:list text:style-name="L4">
        <text:list-item>
          <text:p text:style-name="P8"><text:span text:style-name="Source_20_Text"><text:span text:style-name="T2">lister_mots_de_passe(user_id, filtre)</text:span></text:span>: Fetches all password records for a given <text:span text:style-name="Source_20_Text">user_id</text:span>. It also accepts an optional <text:span text:style-name="Source_20_Text">filtre</text:span> string to perform a <text:span text:style-name="Source_20_Text">LIKE</text:span> search on the <text:span text:style-name="Source_20_Text">site</text:span> column, enabling search functionality.</text:p>
        </text:list-item>
        <text:list-item>
          <text:p text:style-name="P8"><text:span text:style-name="Source_20_Text"><text:span text:style-name="T2">ajouter_mot_de_passe(user_id, site, identifiant, password_chiffre)</text:span></text:span>: Inserts a new credential record into the <text:span text:style-name="Source_20_Text">passwords</text:span> table, associating it with the specified <text:span text:style-name="Source_20_Text">user_id</text:span>.</text:p>
        </text:list-item>
        <text:list-item>
          <text:p text:style-name="P8"><text:soft-page-break/><text:span text:style-name="Source_20_Text"><text:span text:style-name="T2">supprimer_mot_de_passe(password_id)</text:span></text:span>: Deletes a specific credential record from the <text:span text:style-name="Source_20_Text">passwords</text:span> table based on its unique <text:span text:style-name="Source_20_Text">id</text:span>.</text:p>
        </text:list-item>
        <text:list-item>
          <text:p text:style-name="P9"><text:span text:style-name="Source_20_Text"><text:span text:style-name="T2">mot_de_passe_existe(user_id, password_chiffre)</text:span></text:span>: Checks if an identical <text:span text:style-name="T2">encrypted password</text:span> already exists for a given user. This is used by the password generator to ensure it does not propose a new password that, when encrypted, would be identical to an existing one.</text:p>
        </text:list-item>
      </text:list>
      <text:p text:style-name="Text_20_body">In summary, the <text:span text:style-name="Source_20_Text">database.py</text:span> module provides a robust and centralized mechanism for all data storage and retrieval. We now turn to the cryptographic module that protects the sensitive data held within this database.</text:p>
      <text:h text:style-name="Heading_20_3" text:outline-level="3">4.0 Cryptography &amp; Security Layer (<text:span text:style-name="Source_20_Text">crypto_utils.py</text:span> &amp; Hashing)</text:h>
      <text:p text:style-name="Text_20_body">This section addresses the core of the application's security model, which is responsible for two distinct but critical functions: hashing the master password for secure authentication and symmetrically encrypting the stored passwords for confidentiality.</text:p>
      <text:h text:style-name="Heading_20_4" text:outline-level="4">Master Password Hashing</text:h>
      <text:p text:style-name="Text_20_body">Authentication in the application relies on a one-way cryptographic hash. The <text:span text:style-name="Source_20_Text">hash_mdp</text:span> function, located in the <text:span text:style-name="Source_20_Text">main.py</text:span> script, implements this logic.</text:p>
      <text:list text:style-name="L5">
        <text:list-item>
          <text:p text:style-name="P10"><text:span text:style-name="T2">Algorithm</text:span>: The function uses the <text:span text:style-name="T2">SHA-256</text:span> algorithm from Python's <text:span text:style-name="Source_20_Text">hashlib</text:span> module.</text:p>
        </text:list-item>
        <text:list-item>
          <text:p text:style-name="P10"><text:span text:style-name="T2">Process</text:span>: It takes the user's master password as a string, encodes it to bytes, and computes the SHA-256 hash. The resulting hash is returned as a hexadecimal string.</text:p>
        </text:list-item>
        <text:list-item>
          <text:p text:style-name="P11"><text:span text:style-name="T2">Purpose</text:span>: This hash serves two purposes. First, it is stored in the <text:span text:style-name="Source_20_Text">master_hash</text:span> column of the <text:span text:style-name="Source_20_Text">users</text:span> table during account creation. Second, during login (<text:span text:style-name="Source_20_Text">connexion</text:span> function), the master password entered by the user is hashed using the same process and compared to the stored hash. This allows the application to verify the user's identity without ever storing or transmitting the master password in plain text.</text:p>
        </text:list-item>
      </text:list>
      <text:h text:style-name="Heading_20_4" text:outline-level="4">Symmetric Encryption (<text:span text:style-name="Source_20_Text">crypto_utils.py</text:span>)</text:h>
      <text:p text:style-name="Text_20_body">The confidentiality of the stored credential passwords rests on symmetric encryption, handled exclusively by the <text:span text:style-name="Source_20_Text">crypto_utils.py</text:span> module.</text:p>
      <text:list text:style-name="L6">
        <text:list-item>
          <text:p text:style-name="P12"><text:span text:style-name="T2">Key Derivation</text:span>: The encryption key is derived directly from the user's master password using the <text:span text:style-name="Source_20_Text">generer_cle</text:span> function. This is a two-step process:</text:p>
          <text:list>
            <text:list-item>
              <text:p text:style-name="P12">The master password is first hashed using SHA-256 to produce a 256-bit (32-byte) digest.</text:p>
            </text:list-item>
            <text:list-item>
              <text:p text:style-name="P12">This raw binary digest is then URL-safe Base64 encoded to create a valid 32-byte key required by the Fernet algorithm.</text:p>
            </text:list-item>
          </text:list>
        </text:list-item>
        <text:list-item>
          <text:p text:style-name="P12"><text:span text:style-name="T2">Encryption and Decryption</text:span>: The <text:span text:style-name="Source_20_Text">chiffrer</text:span> and <text:span text:style-name="Source_20_Text">dechiffrer</text:span> functions implement the core cryptographic operations using the <text:span text:style-name="T2">Fernet</text:span> symmetric encryption scheme from the <text:span text:style-name="Source_20_Text">cryptography</text:span> library.</text:p>
          <text:list>
            <text:list-item>
              <text:p text:style-name="P12"><text:span text:style-name="Source_20_Text">chiffrer</text:span>: Takes a plain-text password and the master password. It generates the key, initializes a Fernet instance, and encrypts the password. The resulting ciphertext is stored in the database.</text:p>
            </text:list-item>
            <text:list-item>
              <text:p text:style-name="P12"><text:soft-page-break/><text:span text:style-name="Source_20_Text">dechiffrer</text:span>: Takes an encrypted password and the master password. It regenerates the exact same key, initializes a Fernet instance, and decrypts the ciphertext to retrieve the original password.</text:p>
            </text:list-item>
          </text:list>
        </text:list-item>
        <text:list-item>
          <text:p text:style-name="P13"><text:span text:style-name="T2">Critical Dependency</text:span>: A crucial aspect of this design is that the user's master password is required in plain text for every single encryption and decryption operation, as it is the sole source for deriving the key. The master password is held in memory only for the duration of a user's session.</text:p>
        </text:list-item>
      </text:list>
      <text:h text:style-name="Heading_20_4" text:outline-level="4">Security Considerations</text:h>
      <text:p text:style-name="Text_20_body">The current key derivation method in <text:span text:style-name="Source_20_Text">generer_cle</text:span>, while functional, represents a significant security weakness. Using a single, unsalted SHA-256 hash of the master password makes the derived encryption key vulnerable to pre-computation attacks, such as rainbow tables. If the database were compromised, an attacker could efficiently crack multiple users' keys simultaneously.</text:p>
      <text:p text:style-name="Text_20_body">Modern security standards dictate the use of a proper Key Derivation Function (KDF) like PBKDF2, scrypt, or Argon2. A KDF introduces two critical security enhancements:</text:p>
      <text:list text:style-name="L7">
        <text:list-item>
          <text:p text:style-name="P14"><text:span text:style-name="T2">Salting</text:span>: A unique, random salt should be generated for each user and stored alongside their <text:span text:style-name="Source_20_Text">master_hash</text:span>. This salt is combined with the master password before key derivation, ensuring that identical master passwords produce unique keys, thus defeating pre-computation attacks.</text:p>
        </text:list-item>
        <text:list-item>
          <text:p text:style-name="P15"><text:span text:style-name="T2">Work Factor</text:span>: KDFs are computationally intensive by design (e.g., thousands of hashing iterations). This makes brute-force attacks prohibitively slow and expensive.</text:p>
        </text:list-item>
      </text:list>
      <text:p text:style-name="Text_20_body"><text:span text:style-name="T2">Recommendation</text:span>: A high-priority future enhancement should be to replace the current <text:span text:style-name="Source_20_Text">generer_cle</text:span> implementation with a standard KDF like <text:span text:style-name="Source_20_Text">PBKDF2HMAC</text:span>. This would involve storing a unique salt for each user and increasing the computational work required to derive the key, dramatically improving the application's resilience against offline attacks.</text:p>
      <text:h text:style-name="Heading_20_3" text:outline-level="3">5.0 Password Policy &amp; Generation Module (<text:span text:style-name="Source_20_Text">pswd.py</text:span>)</text:h>
      <text:p text:style-name="Text_20_body">The <text:span text:style-name="Source_20_Text">pswd.py</text:span> module acts as the application's rule engine for password quality. Its primary role is to ensure that all user-created and application-generated passwords meet a minimum security baseline, thereby strengthening the overall security of the user's stored credentials.</text:p>
      <text:h text:style-name="Heading_20_4" text:outline-level="4">Password Validation Logic</text:h>
      <text:p text:style-name="Text_20_body">The core of the policy enforcement is the <text:span text:style-name="Source_20_Text">verifier_mot_de_passe</text:span> function. It validates a given password against a comprehensive set of criteria. The scoring mechanism is an integral part of this validation; a password must satisfy all specific rules <text:span text:style-name="T1">and</text:span> achieve a minimum score to be accepted.</text:p>
      <text:list text:style-name="L8">
        <text:list-item>
          <text:p text:style-name="P16"><text:span text:style-name="T2">Length:</text:span> The password must be at least 8 characters long.</text:p>
        </text:list-item>
        <text:list-item>
          <text:p text:style-name="P16"><text:span text:style-name="T2">Complexity:</text:span> The password is required to contain at least one of each of the following character types:</text:p>
          <text:list>
            <text:list-item>
              <text:p text:style-name="P16">An uppercase letter (<text:span text:style-name="Source_20_Text">A-Z</text:span>).</text:p>
            </text:list-item>
            <text:list-item>
              <text:p text:style-name="P16">A digit (<text:span text:style-name="Source_20_Text">0-9</text:span>).</text:p>
            </text:list-item>
            <text:list-item>
              <text:p text:style-name="P16">A special character (any character from <text:span text:style-name="Source_20_Text">string.punctuation</text:span>).</text:p>
            </text:list-item>
          </text:list>
        </text:list-item>
        <text:list-item>
          <text:p text:style-name="P16"><text:soft-page-break/><text:span text:style-name="T2">Commonality:</text:span> The password must not be present in the <text:span text:style-name="Source_20_Text">communmdp.txt</text:span> file, which contains a list of common and easily guessable passwords. The comparison is case-insensitive.</text:p>
        </text:list-item>
        <text:list-item>
          <text:p text:style-name="P17"><text:span text:style-name="T2">Minimum Score:</text:span> The password must achieve a score of at least 70, calculated by the <text:span text:style-name="Source_20_Text">calculer_score</text:span> function based on its characteristics.</text:p>
        </text:list-item>
      </text:list>
      <text:p text:style-name="Text_20_body">The <text:span text:style-name="Source_20_Text">calculer_score</text:span> function awards points as follows:</text:p>
      <table:table table:name="Tableau4" table:style-name="Tableau4">
        <table:table-column table:style-name="Tableau4.A"/>
        <table:table-column table:style-name="Tableau4.B"/>
        <table:table-row>
          <table:table-cell table:style-name="Tableau4.A1" office:value-type="string">
            <text:p text:style-name="P1">Criteria</text:p>
          </table:table-cell>
          <table:table-cell table:style-name="Tableau4.B1" office:value-type="string">
            <text:p text:style-name="P1">Points Awarded</text:p>
          </table:table-cell>
        </table:table-row>
        <table:table-row>
          <table:table-cell table:style-name="Tableau4.A2" office:value-type="string">
            <text:p text:style-name="P1">Length &gt;= 8</text:p>
          </table:table-cell>
          <table:table-cell table:style-name="Tableau4.B2" office:value-type="string">
            <text:p text:style-name="P1">40</text:p>
          </table:table-cell>
        </table:table-row>
        <table:table-row>
          <table:table-cell table:style-name="Tableau4.A2" office:value-type="string">
            <text:p text:style-name="P1">Contains an uppercase letter</text:p>
          </table:table-cell>
          <table:table-cell table:style-name="Tableau4.B2" office:value-type="string">
            <text:p text:style-name="P1">30</text:p>
          </table:table-cell>
        </table:table-row>
        <table:table-row>
          <table:table-cell table:style-name="Tableau4.A2" office:value-type="string">
            <text:p text:style-name="P1">Contains a digit</text:p>
          </table:table-cell>
          <table:table-cell table:style-name="Tableau4.B2" office:value-type="string">
            <text:p text:style-name="P1">10</text:p>
          </table:table-cell>
        </table:table-row>
        <table:table-row>
          <table:table-cell table:style-name="Tableau4.A5" office:value-type="string">
            <text:p text:style-name="P1">Contains a special character</text:p>
          </table:table-cell>
          <table:table-cell table:style-name="Tableau4.B5" office:value-type="string">
            <text:p text:style-name="P1">20</text:p>
          </table:table-cell>
        </table:table-row>
      </table:table>
      <text:h text:style-name="Heading_20_4" text:outline-level="4">Secure Password Generation</text:h>
      <text:p text:style-name="Text_20_body">The module also provides the <text:span text:style-name="Source_20_Text">generer_mot_de_passe</text:span> function for creating new, strong passwords.</text:p>
      <text:list text:style-name="L9">
        <text:list-item>
          <text:p text:style-name="P18"><text:span text:style-name="T2">Methodology</text:span>: The function constructs a password with a default length of 12 characters. Its process guarantees compliance with the complexity rules by:</text:p>
          <text:list>
            <text:list-item>
              <text:p text:style-name="P18">Selecting one random character from each required set: uppercase letters, lowercase letters, digits, and special characters.</text:p>
            </text:list-item>
            <text:list-item>
              <text:p text:style-name="P18">Filling the remaining length (8 characters by default) with random characters drawn from the combined set of all allowed character types.</text:p>
            </text:list-item>
            <text:list-item>
              <text:p text:style-name="P18">Using <text:span text:style-name="Source_20_Text">random.shuffle</text:span> to randomize the order of all characters in the final password, preventing predictable patterns (e.g., always starting with an uppercase letter).</text:p>
            </text:list-item>
          </text:list>
        </text:list-item>
        <text:list-item>
          <text:p text:style-name="P19"><text:span text:style-name="T2">Validation Loop</text:span>: After a password is created, it is subject to a strict validation loop. This loop continues until a generated password successfully meets all policy requirements defined in <text:span text:style-name="Source_20_Text">verifier_mot_de_passe</text:span> <text:span text:style-name="T2">and</text:span> is confirmed not to already exist for the user (via <text:span text:style-name="Source_20_Text">database.mot_de_passe_existe</text:span>). This ensures every password offered to the user is both compliant and unique within their vault.</text:p>
        </text:list-item>
      </text:list>
      <text:p text:style-name="Text_20_body">By enforcing strong password policies and providing a secure generation tool, this module significantly contributes to protecting the user's accounts across different services. This brings us to the final component, which ties all backend logic to the user-facing interface.</text:p>
      <text:h text:style-name="Heading_20_3" text:outline-level="3">6.0 Main Application &amp; User Interface (<text:span text:style-name="Source_20_Text">main.py</text:span>)</text:h>
      <text:p text:style-name="Text_20_body">The <text:span text:style-name="Source_20_Text">main.py</text:span> script serves as the application's controller and view. It leverages the <text:span text:style-name="T2">Tkinter</text:span> library to construct the entire graphical user interface and orchestrates the backend logic from the <text:span text:style-name="Source_20_Text">database.py</text:span>, <text:span text:style-name="Source_20_Text">crypto_utils.py</text:span>, and <text:span text:style-name="Source_20_Text">pswd.py</text:span> modules to deliver a functional and interactive user experience.</text:p>
      <text:h text:style-name="Heading_20_4" text:outline-level="4"><text:soft-page-break/>Application Entry Point &amp; User Authentication</text:h>
      <text:p text:style-name="Text_20_body">Upon launch, the application presents the initial login window (<text:span text:style-name="Source_20_Text">root</text:span>). This window contains the following core components:</text:p>
      <text:list text:style-name="L10">
        <text:list-item>
          <text:p text:style-name="P20">A listbox displaying all registered user profiles.</text:p>
        </text:list-item>
        <text:list-item>
          <text:p text:style-name="P20">An entry field for the master password.</text:p>
        </text:list-item>
        <text:list-item>
          <text:p text:style-name="P20">A "Se connecter" (Login) button to initiate the authentication process.</text:p>
        </text:list-item>
        <text:list-item>
          <text:p text:style-name="P21">A "Nouvel utilisateur" (New User) button to open the registration dialog.</text:p>
        </text:list-item>
      </text:list>
      <text:p text:style-name="Text_20_body">The user creation flow, handled by <text:span text:style-name="Source_20_Text">creer_nouvel_utilisateur</text:span>, prompts for a new username and master password. It then hashes the password using <text:span text:style-name="Source_20_Text">hash_mdp</text:span> and calls <text:span text:style-name="Source_20_Text">database.creer_utilisateur</text:span> to persist the new user record in the database.</text:p>
      <text:p text:style-name="Text_20_body">The login flow, managed by the <text:span text:style-name="Source_20_Text">connexion</text:span> function, is initiated when the user clicks "Se connecter". It retrieves the selected username and the entered master password, fetches the corresponding stored hash via <text:span text:style-name="Source_20_Text">database.get_utilisateur</text:span>, and compares the hashes. On a successful match, the login window is hidden, and the main password manager interface is launched.</text:p>
      <text:h text:style-name="Heading_20_4" text:outline-level="4">Password Manager Interface</text:h>
      <text:p text:style-name="Text_20_body">The main manager window is created by the <text:span text:style-name="Source_20_Text">ouvrir_gestionnnaire</text:span> function after a successful login. It provides the full suite of password management features through its UI components.</text:p>
      <table:table table:name="Tableau5" table:style-name="Tableau5">
        <table:table-column table:style-name="Tableau5.A"/>
        <table:table-column table:style-name="Tableau5.B"/>
        <table:table-row>
          <table:table-cell table:style-name="Tableau5.A1" office:value-type="string">
            <text:p text:style-name="P1">UI Component</text:p>
          </table:table-cell>
          <table:table-cell table:style-name="Tableau5.B1" office:value-type="string">
            <text:p text:style-name="P1">Functionality</text:p>
          </table:table-cell>
        </table:table-row>
        <table:table-row>
          <table:table-cell table:style-name="Tableau5.A2" office:value-type="string">
            <text:p text:style-name="P1"><text:span text:style-name="Source_20_Text">Listbox</text:span></text:p>
          </table:table-cell>
          <table:table-cell table:style-name="Tableau5.B2" office:value-type="string">
            <text:p text:style-name="P1">Displays the user's stored credentials, including the <text:span text:style-name="T2">decrypted password</text:span>, in a formatted list. Double-clicking an entry opens the site URL.</text:p>
          </table:table-cell>
        </table:table-row>
        <table:table-row>
          <table:table-cell table:style-name="Tableau5.A2" office:value-type="string">
            <text:p text:style-name="P1"><text:span text:style-name="Source_20_Text">Rechercher un site</text:span> Entry Field</text:p>
          </table:table-cell>
          <table:table-cell table:style-name="Tableau5.B2" office:value-type="string">
            <text:p text:style-name="P1">Filters the credential listbox in real-time as the user types a search query. It is bound to the <text:span text:style-name="Source_20_Text">charger_liste</text:span> function, passing the query to <text:span text:style-name="Source_20_Text">database.lister_mots_de_passe</text:span>.</text:p>
          </table:table-cell>
        </table:table-row>
        <table:table-row>
          <table:table-cell table:style-name="Tableau5.A2" office:value-type="string">
            <text:p text:style-name="P1"><text:span text:style-name="Source_20_Text">"👁 Afficher / Masquer"</text:span> Button</text:p>
          </table:table-cell>
          <table:table-cell table:style-name="Tableau5.B2" office:value-type="string">
            <text:p text:style-name="P1">Calls the <text:span text:style-name="Source_20_Text">toggle_mdp</text:span> function to toggle the visibility of the text in the password entry field, switching between asterisks (<text:span text:style-name="Source_20_Text">*</text:span>) and plain text.</text:p>
          </table:table-cell>
        </table:table-row>
        <table:table-row>
          <table:table-cell table:style-name="Tableau5.A2" office:value-type="string">
            <text:p text:style-name="P1"><text:span text:style-name="Source_20_Text">"🗑️ Supprimer l’entrée sélectionnée"</text:span> Button</text:p>
          </table:table-cell>
          <table:table-cell table:style-name="Tableau5.B2" office:value-type="string">
            <text:p text:style-name="P1">Invokes the <text:span text:style-name="Source_20_Text">supprimer_entry</text:span> function, which identifies the selected record and calls <text:span text:style-name="Source_20_Text">database.supprimer_mot_de_passe</text:span> to permanently delete it.</text:p>
          </table:table-cell>
        </table:table-row>
        <table:table-row>
          <table:table-cell table:style-name="Tableau5.A2" office:value-type="string">
            <text:p text:style-name="P1"><text:span text:style-name="Source_20_Text">"Ajouter"</text:span> Button</text:p>
          </table:table-cell>
          <table:table-cell table:style-name="Tableau5.B2" office:value-type="string">
            <text:p text:style-name="P1">Triggers the <text:span text:style-name="Source_20_Text">ajouter_entry</text:span> function. This function retrieves the site, identifier, and password from the input fields, validates the password using <text:span text:style-name="Source_20_Text">pswd.verifier_mot_de_passe</text:span>, encrypts it with <text:span text:style-name="Source_20_Text">crypto_utils.chiffrer</text:span>, and stores the new record via <text:span text:style-name="Source_20_Text">database.ajouter_mot_de_passe</text:span>.</text:p>
          </table:table-cell>
        </table:table-row>
        <table:table-row>
          <table:table-cell table:style-name="Tableau5.A2" office:value-type="string">
            <text:p text:style-name="P1"><text:span text:style-name="Source_20_Text">"Générer mot de </text:span><text:soft-page-break/><text:span text:style-name="Source_20_Text">passe sécurisé"</text:span> Button</text:p>
          </table:table-cell>
          <table:table-cell table:style-name="Tableau5.B2" office:value-type="string">
            <text:p text:style-name="P1">Calls the <text:span text:style-name="Source_20_Text">generer_mdp</text:span> function, which uses <text:soft-page-break/><text:span text:style-name="Source_20_Text">pswd.generer_mot_de_passe</text:span> to create a strong password and populates the password entry field with the result.</text:p>
          </table:table-cell>
        </table:table-row>
        <table:table-row>
          <table:table-cell table:style-name="Tableau5.A8" office:value-type="string">
            <text:p text:style-name="P1"><text:span text:style-name="Source_20_Text">"📋 Copier le mot de passe"</text:span> Button</text:p>
          </table:table-cell>
          <table:table-cell table:style-name="Tableau5.B8" office:value-type="string">
            <text:p text:style-name="P1">Executes the <text:span text:style-name="Source_20_Text">copier_mdp</text:span> function. It retrieves the selected entry's encrypted password, decrypts it using <text:span text:style-name="Source_20_Text">crypto_utils.dechiffrer</text:span>, and places the plain-text password into the system clipboard for easy pasting.</text:p>
          </table:table-cell>
        </table:table-row>
      </table:table>
      <text:h text:style-name="Heading_20_4" text:outline-level="4">Utility Functions</text:h>
      <text:p text:style-name="Text_20_body">Two small helper functions enhance the user experience:</text:p>
      <text:list text:style-name="L11">
        <text:list-item>
          <text:p text:style-name="P22"><text:span text:style-name="Source_20_Text"><text:span text:style-name="T2">raccourcir_site(site)</text:span></text:span>: Truncates long URLs for cleaner display in the listbox, appending "..." to any site name longer than 15 characters.</text:p>
        </text:list-item>
        <text:list-item>
          <text:p text:style-name="P23"><text:span text:style-name="Source_20_Text"><text:span text:style-name="T2">ouvrir_site(...)</text:span></text:span>: Bound to the listbox's double-click event, this function retrieves the full URL of the selected entry and opens it in the user's default web browser.</text:p>
        </text:list-item>
      </text:list>
      <text:p text:style-name="Text_20_body">This technical manual concludes by recognizing that the <text:span text:style-name="Source_20_Text">main.py</text:span> script effectively integrates the specialized backend modules for data persistence, cryptography, and policy enforcement into a single, cohesive, and user-facing applicatio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7T12:54:51.083181500</meta:creation-date>
    <dc:date>2025-12-27T12:55:03.892814300</dc:date>
    <meta:editing-duration>PT12S</meta:editing-duration>
    <meta:editing-cycles>1</meta:editing-cycles>
    <meta:document-statistic meta:table-count="5" meta:image-count="0" meta:object-count="0" meta:page-count="8" meta:paragraph-count="162" meta:word-count="2550" meta:character-count="17523" meta:non-whitespace-character-count="15179"/>
    <meta:generator>LibreOffice/25.8.3.2$Windows_X86_64 LibreOffice_project/8ca8d55c161d602844f5428fa4b58097424e324e</meta:generator>
  </office:meta>
</office:document-meta>
</file>